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list-style-name="L2"/>
    <style:style style:name="P8" style:family="paragraph" style:parent-style-name="Standard">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ort de l'article :</text:p>
      <text:p text:style-name="P3">Fournit un système qui découvre automatiquement des règles d'extractions de contenu depuis des pages web. Le système peut identifier de manière automatique des enregistrements (données) dans un document web par l'exploitation de la répétition de patterns. L'exploitation de la répétition des patterns est également étendu (complété par) à l' alignements des patterns.</text:p>
      <text:p text:style-name="P3"/>
      <text:p text:style-name="P3"/>
      <text:p text:style-name="P1">Motivation :</text:p>
      <text:p text:style-name="P3">Cette approche n'implique pas d'effort humain et n'implique pas d'utilisation d'heuristiques.</text:p>
      <text:p text:style-name="P3">Une approche conventionnelle pour l'extraction de données est l’écriture d'un programme appelé wrapper ou extractor afin récupérer le contenu d'une page <text:s/>en ce basant sur <text:span text:style-name="T1">des connaissances à priori de leur format. </text:span><text:span text:style-name="T2">Ce genre d'approche requiert un codage manuel qui entraîne :</text:span></text:p>
      <text:list xml:id="list1429070842" text:style-name="L2">
        <text:list-item>
          <text:p text:style-name="P7"><text:span text:style-name="T3">des sources d'erreurs et </text:span></text:p>
        </text:list-item>
        <text:list-item>
          <text:p text:style-name="P7"><text:span text:style-name="T3">beaucoup de temps à adapter chaque wrapper à chaque source d'information. </text:span></text:p>
        </text:list-item>
      </text:list>
      <text:p text:style-name="P3"><text:span text:style-name="T2">De plus les </text:span><text:span text:style-name="T1">formats de données du web évoluent</text:span><text:span text:style-name="T2"> énormément, ce qui demande une maintenance constante. </text:span></text:p>
      <text:p text:style-name="P4"/>
      <text:p text:style-name="P4">Des outils pour la génération automatique de wrapper existent. De manière similaire à la génération de parser pour compilateur ou l'utilisateur fournit la syntaxe de la grammaire, c'est à dire un ensemble de règle de syntaxe, et récupère la table de transition pour piloter l'analyse. Ce système de <text:s/>construction de wrapper produit des règles construction à partir fourni à partir d'exemple fournit par le concepteur du wrapper. <text:s/></text:p>
      <text:p text:style-name="P4"/>
      <text:p text:style-name="P4">L'idée commune est que l'utilisation de technique d'apprentissage automatique pour permettent de synthétiser l'extraction de règles pour la conception d'extracteur fonctionnant dans différent architecture.</text:p>
      <text:p text:style-name="P3"/>
      <text:p text:style-name="P2">Approche :</text:p>
      <text:p text:style-name="P4">Le domaine de l 'extraction d'information s’intéresse à la génération de wrapper qui peuvent extraire <text:s/>des informations particulières dans des documents semi-structurés du web. De manière similaire que aux générateurs de compilateurs, l'extracteur est en faite un driver program accompagné de règle d'extraction généré (produit, crée). Un compilateur de compilateur, accepte en entrée un langage source, par exemple une grammaire couplé à un ensemble d'actions. Il crée un langage cible, le plus souvent des parties d'analyse lexicale et syntaxique.</text:p>
      <text:p text:style-name="P4">Le driver program est un programme qui fait appel à d'autre programme.</text:p>
      <text:p text:style-name="P4"/>
      <text:p text:style-name="P4">La découverte des patterns répétés sont réalisé à travers une structure de donnée appelé PAT trees. Les patterns sont encore étendu par alignement de pattern pour comprendre toute instance d'enregistrement. </text:p>
      <text:p text:style-name="P4"/>
      <text:p text:style-name="P4">La motivation de se travail provient que les informations sont souvent placés dans une structure qui à un alignement (organisation) et un ordre singulier. Notamment dû à l'utilisation de script de création de contenu qui tendent à normaliser la structuration des sites. <text:s/></text:p>
      <text:p text:style-name="P4"/>
      <text:p text:style-name="P4"/>
      <text:p text:style-name="P4"/>
      <text:p text:style-name="P3"/>
      <text:p text:style-name="Standard"/>
      <text:p text:style-name="Standard"/>
      <text:p text:style-name="Standard"/>
      <text:p text:style-name="Standard"/>
      <text:p text:style-name="Standard"/>
      <text:p text:style-name="Standard"><text:soft-page-break/></text:p>
      <text:p text:style-name="P1">Ce qui nous intéresse :</text:p>
      <text:p text:style-name="P1"/>
      <text:p text:style-name="P3">L'utilisation de script pour la création automatique de contenu permettent d'identifier des patterns récurant. L’alignement des données tend aussi à s'uniformiser. Ainsi l'approche fourni un moyen automatique de récupérer des patterns sur le web, en s'appuyant sur ce constat. <text:s/></text:p>
      <text:p text:style-name="Standard">Ici l'article traître d'extraction, de recherche de contenu. Dans le cadre de notre sujet, on s’intéresse plutôt à des types de structure. Cependant l'article met bien en avant certain contrainte liée à l' environnement des données semi-structurés (qui ne répondent pas à un modèle définit à priori) et l'évolution des format de donnée. </text:p>
      <text:p text:style-name="Standard">L'idée générale est d'exploiter les algorithmes d'apprentissages dans la création des wrappers afin qu'il s'adapte aux différentes architectures <text:s/>et l’évolution de format utilisé dans le web.</text:p>
      <text:p text:style-name="Standard"/>
      <text:p text:style-name="Standard">Outil que l'on peut réutiliser : Rule composer</text:p>
      <text:p text:style-name="Standard">Pour permettre la création d'un pattern permettant une correspondance approximative, une technique d'alignement de chaîne multiple est utilisé. <text:s/>L'idée étant de trouver une bonne représentation des caractéristique communes <text:s/>dans plusieurs chaînes de caractèr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7T17:31:03</meta:creation-date>
    <meta:generator>LibreOffice/3.5$Linux_x86 LibreOffice_project/350m1$Build-2</meta:generator>
    <dc:date>2014-02-26T18:35:04</dc:date>
    <dc:creator>Asus </dc:creator>
    <meta:editing-duration>PT5H45M49S</meta:editing-duration>
    <meta:editing-cycles>77</meta:editing-cycles>
    <meta:document-statistic meta:table-count="0" meta:image-count="0" meta:object-count="0" meta:page-count="2" meta:paragraph-count="21" meta:word-count="564" meta:character-count="3847" meta:non-whitespace-character-count="3289"/>
  </office:meta>
</office:document-meta>
</file>